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Web" style:master-page-name="MP0" style:family="paragraph">
      <style:paragraph-properties fo:break-before="page" fo:text-align="center" style:line-height-at-least="0.1638in" fo:background-color="#FFFFFF">
        <style:background-fill draw:fill="solid" draw:fill-color="#FFFFFF"/>
      </style:paragraph-properties>
      <style:text-properties style:font-name="Calibri" style:font-name-complex="Arial" fo:font-weight="bold" style:font-weight-asian="bold" style:font-weight-complex="bold" fo:font-size="11pt" style:font-size-asian="11pt" style:font-size-complex="11pt" fo:language="en" fo:country="US"/>
    </style:style>
    <style:style style:name="P2" style:parent-style-name="NormalWeb" style:family="paragraph">
      <style:paragraph-properties fo:text-align="center" style:line-height-at-least="0.1638in" fo:background-color="#FFFFFF">
        <style:background-fill draw:fill="solid" draw:fill-color="#FFFFFF"/>
      </style:paragraph-properties>
      <style:text-properties style:font-name="Calibri" style:font-name-complex="Arial" fo:font-weight="bold" style:font-weight-asian="bold" style:font-weight-complex="bold" fo:font-size="11pt" style:font-size-asian="11pt" style:font-size-complex="11pt" fo:language="en" fo:country="US"/>
    </style:style>
    <style:style style:name="P3" style:parent-style-name="NormalWeb" style:family="paragraph">
      <style:paragraph-properties fo:text-align="justify" style:line-height-at-least="0.1638in" fo:background-color="#FFFFFF">
        <style:background-fill draw:fill="solid" draw:fill-color="#FFFFFF"/>
      </style:paragraph-properties>
    </style:style>
    <style:style style:name="T4" style:parent-style-name="DefaultParagraphFont" style:family="text">
      <style:text-properties style:font-name="Calibri" style:font-name-complex="Arial" fo:font-size="11pt" style:font-size-asian="11pt" style:font-size-complex="11pt"/>
    </style:style>
    <style:style style:name="T5" style:parent-style-name="DefaultParagraphFont" style:family="text">
      <style:text-properties style:font-name="Calibri" style:font-name-complex="Arial" fo:font-size="11pt" style:font-size-asian="11pt" style:font-size-complex="11pt"/>
    </style:style>
    <style:style style:name="T6" style:parent-style-name="DefaultParagraphFont" style:family="text">
      <style:text-properties style:font-name="Calibri" style:font-name-complex="Arial" fo:color="#7030A0" fo:font-size="11pt" style:font-size-asian="11pt" style:font-size-complex="11pt"/>
    </style:style>
    <style:style style:name="T7" style:parent-style-name="DefaultParagraphFont" style:family="text">
      <style:text-properties style:font-name="Calibri" style:font-name-complex="Arial" fo:font-size="11pt" style:font-size-asian="11pt" style:font-size-complex="11pt"/>
    </style:style>
    <style:style style:name="T8" style:parent-style-name="DefaultParagraphFont" style:family="text">
      <style:text-properties style:font-name="Calibri" style:font-name-complex="Arial" fo:font-size="11pt" style:font-size-asian="11pt" style:font-size-complex="11pt"/>
    </style:style>
    <style:style style:name="T9" style:parent-style-name="DefaultParagraphFont" style:family="text">
      <style:text-properties style:font-name="Calibri" style:font-name-complex="Arial" fo:font-size="11pt" style:font-size-asian="11pt" style:font-size-complex="11pt"/>
    </style:style>
    <style:style style:name="P10" style:parent-style-name="NormalWeb" style:family="paragraph">
      <style:paragraph-properties fo:text-align="justify" style:line-height-at-least="0.1638in" fo:background-color="#FFFFFF">
        <style:background-fill draw:fill="solid" draw:fill-color="#FFFFFF"/>
      </style:paragraph-properties>
      <style:text-properties style:font-name="Calibri"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 style:parent-style-name="NormalWeb" style:list-style-name="WWNum9" style:family="paragraph">
      <style:paragraph-properties style:line-height-at-least="0.1638in" fo:margin-left="0.2083in" fo:text-indent="-0.2479in" fo:background-color="#FFFFFF">
        <style:tab-stops/>
        <style:background-fill draw:fill="solid" draw:fill-color="#FFFFFF"/>
      </style:paragraph-properties>
    </style:style>
    <style:style style:name="T12" style:parent-style-name="DefaultParagraphFont" style:family="text">
      <style:text-properties style:font-name="Calibri" style:font-name-complex="Arial" fo:font-weight="bold" style:font-weight-asian="bold" style:font-weight-complex="bold" fo:font-size="11pt" style:font-size-asian="11pt" style:font-size-complex="11pt"/>
    </style:style>
    <style:style style:name="P13" style:parent-style-name="NormalWeb" style:family="paragraph">
      <style:paragraph-properties style:line-height-at-least="0.1638in" fo:background-color="#FFFFFF">
        <style:background-fill draw:fill="solid" draw:fill-color="#FFFFFF"/>
      </style:paragraph-properties>
    </style:style>
    <style:style style:name="T14" style:parent-style-name="DefaultParagraphFont" style:family="text">
      <style:text-properties style:font-name="Calibri" style:font-name-complex="Arial" style:font-style-complex="italic" fo:font-size="11pt" style:font-size-asian="11pt" style:font-size-complex="11pt"/>
    </style:style>
    <style:style style:name="P15" style:parent-style-name="NormalWeb" style:list-style-name="WWNum9" style:family="paragraph">
      <style:paragraph-properties style:line-height-at-least="0.1638in" fo:margin-left="0.2479in" fo:text-indent="-0.2479in" fo:background-color="#FFFFFF">
        <style:tab-stops/>
        <style:background-fill draw:fill="solid" draw:fill-color="#FFFFFF"/>
      </style:paragraph-properties>
    </style:style>
    <style:style style:name="T16" style:parent-style-name="DefaultParagraphFont" style:family="text">
      <style:text-properties style:font-name="Calibri" style:font-name-complex="Arial" fo:font-weight="bold" style:font-weight-asian="bold" style:font-weight-complex="bold" fo:font-size="11pt" style:font-size-asian="11pt" style:font-size-complex="11pt"/>
    </style:style>
    <style:style style:name="P17" style:parent-style-name="NormalWeb" style:family="paragraph">
      <style:paragraph-properties style:line-height-at-least="0.1638in" fo:background-color="#FFFFFF">
        <style:background-fill draw:fill="solid" draw:fill-color="#FFFFFF"/>
      </style:paragraph-properties>
    </style:style>
    <style:style style:name="T18" style:parent-style-name="DefaultParagraphFont" style:family="text">
      <style:text-properties style:font-name="Calibri" style:font-name-complex="Arial" style:font-style-complex="italic" fo:font-size="11pt" style:font-size-asian="11pt" style:font-size-complex="11pt"/>
    </style:style>
    <style:style style:name="T19" style:parent-style-name="DefaultParagraphFont" style:family="text">
      <style:text-properties style:font-name="Calibri" style:font-name-complex="Arial" style:font-style-complex="italic" fo:font-size="11pt" style:font-size-asian="11pt" style:font-size-complex="11pt"/>
    </style:style>
    <style:style style:name="P20" style:parent-style-name="NormalWeb" style:list-style-name="WWNum9" style:family="paragraph">
      <style:paragraph-properties style:line-height-at-least="0.1638in" fo:margin-left="0.2479in" fo:text-indent="-0.2479in" fo:background-color="#FFFFFF">
        <style:tab-stops/>
        <style:background-fill draw:fill="solid" draw:fill-color="#FFFFFF"/>
      </style:paragraph-properties>
    </style:style>
    <style:style style:name="T21" style:parent-style-name="DefaultParagraphFont" style:family="text">
      <style:text-properties style:font-name="Calibri" style:font-name-complex="Arial" fo:font-weight="bold" style:font-weight-asian="bold" style:font-weight-complex="bold" fo:font-size="11pt" style:font-size-asian="11pt" style:font-size-complex="11pt"/>
    </style:style>
    <style:style style:name="P22" style:parent-style-name="NormalWeb" style:list-style-name="LFO25" style:family="paragraph">
      <style:paragraph-properties style:line-height-at-least="0.1638in" fo:background-color="#FFFFFF">
        <style:background-fill draw:fill="solid" draw:fill-color="#FFFFFF"/>
      </style:paragraph-properties>
    </style:style>
    <style:style style:name="T23" style:parent-style-name="DefaultParagraphFont" style:family="text">
      <style:text-properties style:font-name="Calibri" style:font-name-complex="Arial" fo:font-size="11pt" style:font-size-asian="11pt" style:font-size-complex="11pt"/>
    </style:style>
    <style:style style:name="P24" style:parent-style-name="NormalWeb" style:list-style-name="LFO25" style:family="paragraph">
      <style:paragraph-properties style:line-height-at-least="0.1638in" fo:background-color="#FFFFFF">
        <style:background-fill draw:fill="solid" draw:fill-color="#FFFFFF"/>
      </style:paragraph-properties>
    </style:style>
    <style:style style:name="T25" style:parent-style-name="DefaultParagraphFont" style:family="text">
      <style:text-properties style:font-name="Calibri" style:font-name-complex="Arial" fo:font-size="11pt" style:font-size-asian="11pt" style:font-size-complex="11pt"/>
    </style:style>
    <style:style style:name="P26" style:parent-style-name="NormalWeb" style:list-style-name="WWNum9" style:family="paragraph">
      <style:paragraph-properties style:line-height-at-least="0.1638in" fo:margin-left="0.2479in" fo:text-indent="-0.2479in" fo:background-color="#FFFFFF">
        <style:tab-stops/>
        <style:background-fill draw:fill="solid" draw:fill-color="#FFFFFF"/>
      </style:paragraph-properties>
      <style:text-properties style:font-name="Calibri" style:font-name-complex="Arial" fo:font-weight="bold" style:font-weight-asian="bold" style:font-weight-complex="bold" fo:font-size="11pt" style:font-size-asian="11pt" style:font-size-complex="11pt"/>
    </style:style>
    <style:style style:name="P27" style:parent-style-name="NormalWeb" style:family="paragraph">
      <style:paragraph-properties style:line-height-at-least="0.1638in" fo:background-color="#FFFFFF">
        <style:background-fill draw:fill="solid" draw:fill-color="#FFFFFF"/>
      </style:paragraph-properties>
    </style:style>
    <style:style style:name="T28" style:parent-style-name="DefaultParagraphFont" style:family="text">
      <style:text-properties style:font-name="Calibri" style:font-name-complex="Arial" style:font-style-complex="italic" fo:font-size="11pt" style:font-size-asian="11pt" style:font-size-complex="11pt"/>
    </style:style>
    <style:style style:name="T29" style:parent-style-name="DefaultParagraphFont" style:family="text">
      <style:text-properties style:font-name="Calibri" style:font-name-complex="Arial" style:font-style-complex="italic" fo:font-size="11pt" style:font-size-asian="11pt" style:font-size-complex="11pt"/>
    </style:style>
    <style:style style:name="P30" style:parent-style-name="NormalWeb" style:list-style-name="WWNum9" style:family="paragraph">
      <style:paragraph-properties style:line-height-at-least="0.1638in" fo:margin-left="0.2479in" fo:text-indent="-0.2479in" fo:background-color="#FFFFFF">
        <style:tab-stops/>
        <style:background-fill draw:fill="solid" draw:fill-color="#FFFFFF"/>
      </style:paragraph-properties>
    </style:style>
    <style:style style:name="T31" style:parent-style-name="DefaultParagraphFont" style:family="text">
      <style:text-properties style:font-name="Calibri" style:font-name-complex="Arial" fo:font-weight="bold" style:font-weight-asian="bold" style:font-weight-complex="bold" fo:font-size="11pt" style:font-size-asian="11pt" style:font-size-complex="11pt"/>
    </style:style>
    <style:style style:name="P32" style:parent-style-name="NormalWeb" style:family="paragraph">
      <style:paragraph-properties style:line-height-at-least="0.1638in" fo:background-color="#FFFFFF">
        <style:background-fill draw:fill="solid" draw:fill-color="#FFFFFF"/>
      </style:paragraph-properties>
    </style:style>
    <style:style style:name="T33" style:parent-style-name="DefaultParagraphFont" style:family="text">
      <style:text-properties style:font-name="Calibri" style:font-name-complex="Arial" fo:font-size="11pt" style:font-size-asian="11pt" style:font-size-complex="11pt"/>
    </style:style>
    <style:style style:name="T34" style:parent-style-name="DefaultParagraphFont" style:family="text">
      <style:text-properties style:font-name="Calibri" style:font-name-complex="Arial" fo:font-size="11pt" style:font-size-asian="11pt" style:font-size-complex="11pt"/>
    </style:style>
    <style:style style:name="T35" style:parent-style-name="DefaultParagraphFont" style:family="text">
      <style:text-properties style:font-name="Calibri" style:font-name-complex="Arial" fo:font-size="11pt" style:font-size-asian="11pt" style:font-size-complex="11pt"/>
    </style:style>
    <style:style style:name="T36" style:parent-style-name="DefaultParagraphFont" style:family="text">
      <style:text-properties style:font-name="Calibri" style:font-name-complex="Arial" fo:font-size="11pt" style:font-size-asian="11pt" style:font-size-complex="11pt"/>
    </style:style>
    <style:style style:name="P37" style:parent-style-name="NormalWeb" style:list-style-name="WWNum9" style:family="paragraph">
      <style:paragraph-properties style:line-height-at-least="0.1638in" fo:margin-left="0.2479in" fo:text-indent="-0.2479in" fo:background-color="#FFFFFF">
        <style:tab-stops/>
        <style:background-fill draw:fill="solid" draw:fill-color="#FFFFFF"/>
      </style:paragraph-properties>
      <style:text-properties style:font-name="Calibri" style:font-name-complex="Arial" fo:font-weight="bold" style:font-weight-asian="bold" style:font-weight-complex="bold" fo:font-size="11pt" style:font-size-asian="11pt" style:font-size-complex="11pt"/>
    </style:style>
    <style:style style:name="P38" style:parent-style-name="NormalWeb" style:family="paragraph">
      <style:paragraph-properties style:line-height-at-least="0.1638in" fo:background-color="#FFFFFF">
        <style:background-fill draw:fill="solid" draw:fill-color="#FFFFFF"/>
      </style:paragraph-properties>
      <style:text-properties style:font-name="Calibri" style:font-name-complex="Arial" fo:font-size="11pt" style:font-size-asian="11pt" style:font-size-complex="11pt"/>
    </style:style>
    <style:style style:name="P39" style:parent-style-name="NormalWeb" style:list-style-name="WWNum9" style:family="paragraph">
      <style:paragraph-properties style:line-height-at-least="0.1638in" fo:margin-left="0.2479in" fo:text-indent="-0.2479in" fo:background-color="#FFFFFF">
        <style:tab-stops/>
        <style:background-fill draw:fill="solid" draw:fill-color="#FFFFFF"/>
      </style:paragraph-properties>
    </style:style>
    <style:style style:name="T40" style:parent-style-name="DefaultParagraphFont" style:family="text">
      <style:text-properties style:font-name="Calibri" style:font-name-complex="Arial" fo:font-weight="bold" style:font-weight-asian="bold" style:font-weight-complex="bold" fo:font-size="11pt" style:font-size-asian="11pt" style:font-size-complex="11pt"/>
    </style:style>
    <style:style style:name="P41" style:parent-style-name="NormalWeb" style:family="paragraph">
      <style:paragraph-properties style:line-height-at-least="0.1638in" fo:background-color="#FFFFFF">
        <style:background-fill draw:fill="solid" draw:fill-color="#FFFFFF"/>
      </style:paragraph-properties>
    </style:style>
    <style:style style:name="T42" style:parent-style-name="DefaultParagraphFont" style:family="text">
      <style:text-properties style:font-name="Calibri" style:font-name-complex="Arial" fo:font-size="11pt" style:font-size-asian="11pt" style:font-size-complex="11pt"/>
    </style:style>
    <style:style style:name="T43" style:parent-style-name="DefaultParagraphFont" style:family="text">
      <style:text-properties style:font-name="Calibri" style:font-name-complex="Arial" fo:font-size="11pt" style:font-size-asian="11pt" style:font-size-complex="11pt"/>
    </style:style>
    <style:style style:name="T44" style:parent-style-name="DefaultParagraphFont" style:family="text">
      <style:text-properties style:font-name="Calibri" style:font-name-complex="Arial" fo:font-size="11pt" style:font-size-asian="11pt" style:font-size-complex="11pt"/>
    </style:style>
    <style:style style:name="T45" style:parent-style-name="DefaultParagraphFont" style:family="text">
      <style:text-properties style:font-name="Calibri" style:font-name-complex="Arial" fo:font-size="11pt" style:font-size-asian="11pt" style:font-size-complex="11pt"/>
    </style:style>
    <style:style style:name="T46" style:parent-style-name="DefaultParagraphFont" style:family="text">
      <style:text-properties style:font-name="Calibri" style:font-name-complex="Arial" fo:color="#7030A0" fo:font-size="11pt" style:font-size-asian="11pt" style:font-size-complex="11pt"/>
    </style:style>
    <style:style style:name="T47" style:parent-style-name="DefaultParagraphFont" style:family="text">
      <style:text-properties style:font-name="Calibri" style:font-name-complex="Arial" fo:font-size="11pt" style:font-size-asian="11pt" style:font-size-complex="11pt"/>
    </style:style>
    <style:style style:name="T48" style:parent-style-name="DefaultParagraphFont" style:family="text">
      <style:text-properties style:font-name="Calibri" style:font-name-complex="Arial" fo:font-size="11pt" style:font-size-asian="11pt" style:font-size-complex="11pt"/>
    </style:style>
    <style:style style:name="P49" style:parent-style-name="NormalWeb" style:family="paragraph">
      <style:paragraph-properties style:line-height-at-least="0.1638in" fo:background-color="#FFFFFF">
        <style:background-fill draw:fill="solid" draw:fill-color="#FFFFFF"/>
      </style:paragraph-properties>
      <style:text-properties style:font-name="Calibri" style:font-name-asian="SimSun"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language-asian="zh" style:country-asian="CN"/>
    </style:style>
    <style:style style:name="P50" style:parent-style-name="NormalWeb" style:list-style-name="WWNum9" style:family="paragraph">
      <style:paragraph-properties style:line-height-at-least="0.1638in" fo:margin-left="0.2479in" fo:text-indent="-0.2479in" fo:background-color="#FFFFFF">
        <style:tab-stops/>
        <style:background-fill draw:fill="solid" draw:fill-color="#FFFFFF"/>
      </style:paragraph-properties>
      <style:text-properties style:font-name="Calibri" style:font-name-asian="SimSun" style:font-name-complex="Arial" fo:font-weight="bold" style:font-weight-asian="bold" style:font-weight-complex="bold" fo:font-size="11pt" style:font-size-asian="11pt" style:font-size-complex="11pt" style:language-asian="zh" style:country-asian="CN"/>
    </style:style>
    <style:style style:name="P51" style:parent-style-name="Standard" style:family="paragraph">
      <style:text-properties fo:color="#1A1A1A" fo:font-size="11pt" style:font-size-asian="11pt" style:font-size-complex="11.5pt"/>
    </style:style>
    <style:style style:name="P52" style:parent-style-name="Standard" style:list-style-name="LFO25" style:family="paragraph">
      <style:text-properties fo:color="#1A1A1A" fo:font-size="11pt" style:font-size-asian="11pt" style:font-size-complex="11.5pt"/>
    </style:style>
    <style:style style:name="P53" style:parent-style-name="Standard" style:list-style-name="LFO25" style:family="paragraph">
      <style:text-properties fo:color="#1A1A1A" fo:font-size="11pt" style:font-size-asian="11pt" style:font-size-complex="11.5pt"/>
    </style:style>
    <style:style style:name="P54" style:parent-style-name="Standard" style:list-style-name="LFO25" style:family="paragraph">
      <style:text-properties fo:color="#1A1A1A" fo:font-size="11pt" style:font-size-asian="11pt" style:font-size-complex="11.5pt"/>
    </style:style>
    <style:style style:name="P55" style:parent-style-name="Standard" style:list-style-name="LFO25" style:family="paragraph">
      <style:text-properties fo:color="#1A1A1A" fo:font-size="11pt" style:font-size-asian="11pt" style:font-size-complex="11.5pt"/>
    </style:style>
    <style:style style:name="P56" style:parent-style-name="Standard" style:list-style-name="LFO25" style:family="paragraph">
      <style:text-properties fo:color="#1A1A1A" fo:font-size="11pt" style:font-size-asian="11pt" style:font-size-complex="11.5pt"/>
    </style:style>
    <style:style style:name="P57" style:parent-style-name="NormalWeb" style:list-style-name="WWNum9" style:family="paragraph">
      <style:paragraph-properties style:line-height-at-least="0.1638in" fo:margin-left="0.2479in" fo:text-indent="-0.2479in" fo:background-color="#FFFFFF">
        <style:tab-stops/>
        <style:background-fill draw:fill="solid" draw:fill-color="#FFFFFF"/>
      </style:paragraph-properties>
      <style:text-properties style:font-name="Calibri" style:font-name-asian="SimSun" style:font-name-complex="Arial" fo:font-weight="bold" style:font-weight-asian="bold" style:font-weight-complex="bold" fo:font-size="11pt" style:font-size-asian="11pt" style:font-size-complex="11pt" style:language-asian="zh" style:country-asian="CN"/>
    </style:style>
    <style:style style:name="P58" style:parent-style-name="Standard" style:family="paragraph">
      <style:text-properties fo:color="#000000" fo:font-size="11pt" style:font-size-asian="11pt" style:font-size-complex="11.5pt"/>
    </style:style>
    <style:style style:name="P59" style:parent-style-name="NormalWeb" style:list-style-name="WWNum9" style:family="paragraph">
      <style:paragraph-properties style:line-height-at-least="0.1638in" fo:margin-left="0.2479in" fo:text-indent="-0.2479in" fo:background-color="#FFFFFF">
        <style:tab-stops/>
        <style:background-fill draw:fill="solid" draw:fill-color="#FFFFFF"/>
      </style:paragraph-properties>
      <style:text-properties style:font-name="Calibri" style:font-name-asian="SimSun" style:font-name-complex="Arial" fo:font-weight="bold" style:font-weight-asian="bold" style:font-weight-complex="bold" fo:font-size="11pt" style:font-size-asian="11pt" style:font-size-complex="11pt" style:language-asian="zh" style:country-asian="CN"/>
    </style:style>
    <style:style style:name="P60" style:parent-style-name="Standard" style:family="paragraph">
      <style:text-properties fo:font-size="11pt" style:font-size-asian="11pt" style:font-size-complex="11.5pt"/>
    </style:style>
    <style:style style:name="T61" style:parent-style-name="DefaultParagraphFont" style:family="text">
      <style:text-properties fo:font-size="11pt" style:font-size-asian="11pt" style:font-size-complex="11.5pt"/>
    </style:style>
    <style:style style:name="T62" style:parent-style-name="DefaultParagraphFont" style:family="text">
      <style:text-properties fo:font-size="11pt" style:font-size-asian="11pt" style:font-size-complex="11.5pt"/>
    </style:style>
    <style:style style:name="T63" style:parent-style-name="DefaultParagraphFont" style:family="text">
      <style:text-properties fo:font-size="11pt" style:font-size-asian="11pt" style:font-size-complex="11.5pt"/>
    </style:style>
    <style:style style:name="P64" style:parent-style-name="Standard" style:family="paragraph">
      <style:text-properties fo:font-size="11pt" style:font-size-asian="11pt" style:font-size-complex="11.5pt"/>
    </style:style>
    <style:style style:name="P65" style:parent-style-name="NormalWeb" style:list-style-name="WWNum4" style:family="paragraph">
      <style:paragraph-properties style:line-height-at-least="0.1638in" fo:margin-left="0.2479in" fo:text-indent="-0.2479in" fo:background-color="#FFFFFF">
        <style:tab-stops/>
        <style:background-fill draw:fill="solid" draw:fill-color="#FFFFFF"/>
      </style:paragraph-properties>
      <style:text-properties style:font-name="Calibri" style:font-name-asian="SimSun" style:font-name-complex="Arial" fo:font-weight="bold" style:font-weight-asian="bold" style:font-weight-complex="bold" fo:font-size="11pt" style:font-size-asian="11pt" style:font-size-complex="11pt" style:language-asian="zh" style:country-asian="CN"/>
    </style:style>
    <style:style style:name="T66" style:parent-style-name="DefaultParagraphFont" style:family="text">
      <style:text-properties fo:color="#000000" fo:font-size="11pt" style:font-size-asian="11pt" style:font-size-complex="11.5pt"/>
    </style:style>
    <style:style style:name="T67" style:parent-style-name="DefaultParagraphFont" style:family="text">
      <style:text-properties fo:color="#000000" fo:font-size="11pt" style:font-size-asian="11pt" style:font-size-complex="11.5pt"/>
    </style:style>
    <style:style style:name="T68" style:parent-style-name="DefaultParagraphFont" style:family="text">
      <style:text-properties fo:font-size="11pt" style:font-size-asian="11pt" style:font-size-complex="11.5pt"/>
    </style:style>
    <style:style style:name="T69" style:parent-style-name="DefaultParagraphFont" style:family="text">
      <style:text-properties fo:color="#FF0000" fo:font-size="11pt" style:font-size-asian="11pt" style:font-size-complex="11.5pt"/>
    </style:style>
    <style:style style:name="T70" style:parent-style-name="DefaultParagraphFont" style:family="text">
      <style:text-properties fo:color="#000000" fo:font-size="11pt" style:font-size-asian="11pt" style:font-size-complex="11.5pt"/>
    </style:style>
    <style:style style:name="P71" style:parent-style-name="Standard" style:family="paragraph">
      <style:text-properties fo:color="#000000" fo:font-size="11pt" style:font-size-asian="11pt" style:font-size-complex="11.5pt"/>
    </style:style>
    <style:style style:name="P72" style:parent-style-name="Standard" style:family="paragraph">
      <style:text-properties fo:color="#000000" fo:font-size="11pt" style:font-size-asian="11pt" style:font-size-complex="11.5pt"/>
    </style:style>
    <style:style style:name="P73" style:parent-style-name="Standard" style:family="paragraph">
      <style:text-properties fo:color="#000000" fo:font-size="11pt" style:font-size-asian="11pt" style:font-size-complex="11.5pt"/>
    </style:style>
    <style:style style:name="P74" style:parent-style-name="Standard" style:family="paragraph">
      <style:text-properties fo:color="#000000" fo:font-size="11pt" style:font-size-asian="11pt" style:font-size-complex="11.5pt"/>
    </style:style>
    <style:style style:name="P75" style:parent-style-name="NormalWeb" style:list-style-name="WWNum9" style:family="paragraph">
      <style:paragraph-properties style:line-height-at-least="0.1638in" fo:margin-left="0.2479in" fo:text-indent="-0.2479in" fo:background-color="#FFFFFF">
        <style:tab-stops/>
        <style:background-fill draw:fill="solid" draw:fill-color="#FFFFFF"/>
      </style:paragraph-properties>
    </style:style>
    <style:style style:name="T76" style:parent-style-name="DefaultParagraphFont" style:family="text">
      <style:text-properties style:font-name="Calibri" style:font-name-complex="Arial" fo:font-weight="bold" style:font-weight-asian="bold" style:font-weight-complex="bold" fo:font-size="11pt" style:font-size-asian="11pt" style:font-size-complex="11pt"/>
    </style:style>
    <style:style style:name="P77" style:parent-style-name="NormalWeb" style:family="paragraph">
      <style:paragraph-properties style:line-height-at-least="0.1638in" fo:background-color="#FFFFFF">
        <style:background-fill draw:fill="solid" draw:fill-color="#FFFFFF"/>
      </style:paragraph-properties>
      <style:text-properties style:font-name="Calibri" style:font-name-complex="Arial" style:font-style-complex="italic" fo:font-size="11pt" style:font-size-asian="11pt" style:font-size-complex="11pt"/>
    </style:style>
    <style:style style:name="P78" style:parent-style-name="NormalWeb" style:list-style-name="WWNum9" style:family="paragraph">
      <style:paragraph-properties style:line-height-at-least="0.1638in" fo:margin-left="0.2479in" fo:text-indent="-0.2479in" fo:background-color="#FFFFFF">
        <style:tab-stops/>
        <style:background-fill draw:fill="solid" draw:fill-color="#FFFFFF"/>
      </style:paragraph-properties>
    </style:style>
    <style:style style:name="T79" style:parent-style-name="DefaultParagraphFont" style:family="text">
      <style:text-properties style:font-name="Calibri" style:font-name-complex="Arial" fo:font-weight="bold" style:font-weight-asian="bold" style:font-weight-complex="bold" fo:font-size="11pt" style:font-size-asian="11pt" style:font-size-complex="11pt"/>
    </style:style>
    <style:style style:name="P80" style:parent-style-name="NormalWeb" style:family="paragraph">
      <style:paragraph-properties style:line-height-at-least="0.1638in" fo:background-color="#FFFFFF">
        <style:background-fill draw:fill="solid" draw:fill-color="#FFFFFF"/>
      </style:paragraph-properties>
      <style:text-properties style:font-name="Calibri" style:font-name-complex="Calibri" fo:font-size="11pt" style:font-size-asian="11pt" style:font-size-complex="11pt"/>
    </style:style>
    <style:style style:name="P81" style:parent-style-name="NormalWeb" style:family="paragraph">
      <style:paragraph-properties style:line-height-at-least="0.1638in" fo:background-color="#FFFFFF">
        <style:background-fill draw:fill="solid" draw:fill-color="#FFFFFF"/>
      </style:paragraph-properties>
      <style:text-properties style:font-name="Calibri" style:font-name-complex="Calibri" fo:font-size="11pt" style:font-size-asian="11pt" style:font-size-complex="11pt"/>
    </style:style>
    <style:style style:name="P82" style:parent-style-name="NormalWeb" style:family="paragraph">
      <style:paragraph-properties style:line-height-at-least="0.1638in" fo:background-color="#FFFFFF">
        <style:background-fill draw:fill="solid" draw:fill-color="#FFFFFF"/>
      </style:paragraph-properties>
      <style:text-properties style:font-name="Calibri" style:font-name-complex="Calibri" fo:font-size="11pt" style:font-size-asian="11pt" style:font-size-complex="11pt"/>
    </style:style>
    <style:style style:name="T83" style:parent-style-name="DefaultParagraphFont" style:family="text">
      <style:text-properties style:font-name-complex="Calibri" style:font-style-complex="italic" fo:font-size="11pt" style:font-size-asian="11pt" style:font-size-complex="11pt"/>
    </style:style>
    <style:style style:name="P84" style:parent-style-name="Standard" style:family="paragraph">
      <style:text-properties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85" style:parent-style-name="DefaultParagraphFont" style:family="text">
      <style:text-properties style:font-name-complex="Arial" fo:font-size="11pt" style:font-size-asian="11pt" style:font-size-complex="11pt"/>
    </style:style>
    <style:style style:name="T86" style:parent-style-name="DefaultParagraphFont" style:family="text">
      <style:text-properties style:font-name-complex="Arial" fo:font-size="12pt" style:font-size-asian="12pt" style:font-size-complex="12pt"/>
    </style:style>
    <style:style style:name="T87" style:parent-style-name="DefaultParagraphFont" style:family="text">
      <style:text-properties style:font-name-complex="Arial" fo:font-weight="bold" style:font-weight-asian="bold" style:font-weight-complex="bold" fo:font-size="12pt" style:font-size-asian="12pt" style:font-size-complex="12pt"/>
    </style:style>
    <style:style style:name="T88" style:parent-style-name="Hyperlink" style:family="text">
      <style:text-properties style:font-name-complex="Arial" fo:font-weight="bold" style:font-weight-asian="bold" style:font-weight-complex="bold" fo:font-size="12pt" style:font-size-asian="12pt" style:font-size-complex="12pt"/>
    </style:style>
    <style:style style:name="T89" style:parent-style-name="DefaultParagraphFont" style:family="text">
      <style:text-properties style:font-name-complex="Arial" fo:font-weight="bold" style:font-weight-asian="bold" style:font-weight-complex="bold" fo:font-size="12pt" style:font-size-asian="12pt" style:font-size-complex="12pt"/>
    </style:style>
    <style:style style:name="T90" style:parent-style-name="Hyperlink" style:family="text">
      <style:text-properties style:font-name-complex="Arial" fo:font-weight="bold" style:font-weight-asian="bold" style:font-weight-complex="bold" fo:font-size="12pt" style:font-size-asian="12pt" style:font-size-complex="12pt"/>
    </style:style>
    <style:style style:name="T91" style:parent-style-name="DefaultParagraphFont" style:family="text">
      <style:text-properties style:font-name-complex="Arial" fo:font-weight="bold" style:font-weight-asian="bold" style:font-weight-complex="bold" fo:font-size="12pt" style:font-size-asian="12pt" style:font-size-complex="12pt"/>
    </style:style>
    <style:style style:name="T92" style:parent-style-name="Hyperlink" style:family="text">
      <style:text-properties style:font-name-complex="Arial" fo:font-weight="bold" style:font-weight-asian="bold" style:font-weight-complex="bold" fo:font-size="12pt" style:font-size-asian="12pt" style:font-size-complex="12pt"/>
    </style:style>
    <style:style style:name="T93" style:parent-style-name="DefaultParagraphFont" style:family="text">
      <style:text-properties style:font-name-complex="Arial" fo:font-weight="bold" style:font-weight-asian="bold" style:font-weight-complex="bold" fo:font-size="12pt" style:font-size-asian="12pt" style:font-size-complex="12pt"/>
    </style:style>
    <style:style style:name="T94" style:parent-style-name="Hyperlink" style:family="text">
      <style:text-properties style:font-name-complex="Arial" fo:font-weight="bold" style:font-weight-asian="bold" style:font-weight-complex="bold" fo:font-size="12pt" style:font-size-asian="12pt" style:font-size-complex="12pt"/>
    </style:style>
    <style:style style:name="T95" style:parent-style-name="DefaultParagraphFont" style:family="text">
      <style:text-properties style:font-name-complex="Arial" fo:font-weight="bold" style:font-weight-asian="bold" style:font-weight-complex="bold" fo:font-size="12pt" style:font-size-asian="12pt" style:font-size-complex="12pt"/>
    </style:style>
    <style:style style:name="T96" style:parent-style-name="Hyperlink" style:family="text">
      <style:text-properties style:font-name-complex="Arial" fo:font-weight="bold" style:font-weight-asian="bold" style:font-weight-complex="bold" fo:font-size="12pt" style:font-size-asian="12pt" style:font-size-complex="12pt"/>
    </style:style>
    <style:style style:name="T97" style:parent-style-name="DefaultParagraphFont" style:family="text">
      <style:text-properties style:font-name-complex="Arial" fo:font-weight="bold" style:font-weight-asian="bold" style:font-weight-complex="bold" fo:font-size="12pt" style:font-size-asian="12pt" style:font-size-complex="12pt"/>
    </style:style>
    <style:style style:name="P98" style:parent-style-name="Standard" style:family="paragraph">
      <style:text-properties style:font-name-complex="Arial" fo:font-weight="bold" style:font-weight-asian="bold" style:font-weight-complex="bold" fo:language="en" fo:country="US"/>
    </style:style>
    <style:style style:name="T99" style:parent-style-name="DefaultParagraphFont" style:family="text">
      <style:text-properties style:font-name-complex="Arial" fo:language="en" fo:country="US"/>
    </style:style>
    <style:style style:name="T100" style:parent-style-name="DefaultParagraphFont" style:family="text">
      <style:text-properties style:font-name-complex="Arial" fo:language="en" fo:country="US"/>
    </style:style>
    <style:style style:name="P101" style:parent-style-name="NoSpacing" style:family="paragraph">
      <style:paragraph-properties fo:line-height="150%"/>
    </style:style>
    <style:style style:name="T102" style:parent-style-name="DefaultParagraphFont" style:family="text">
      <style:text-properties style:font-name-asian="Calibri" fo:font-size="11pt" style:font-size-asian="11pt" style:font-size-complex="11pt"/>
    </style:style>
    <style:style style:name="T103" style:parent-style-name="DefaultParagraphFont" style:family="text">
      <style:text-properties style:font-name-asian="Calibri" fo:font-size="11pt" style:font-size-asian="11pt" style:font-size-complex="11pt"/>
    </style:style>
    <style:style style:name="T104" style:parent-style-name="DefaultParagraphFont" style:family="text">
      <style:text-properties style:font-name-asian="Calibri" fo:font-size="11pt" style:font-size-asian="11pt" style:font-size-complex="11pt"/>
    </style:style>
    <style:style style:name="T105" style:parent-style-name="DefaultParagraphFont" style:family="text">
      <style:text-properties style:font-name-asian="Calibri" fo:font-size="11pt" style:font-size-asian="11pt" style:font-size-complex="11pt"/>
    </style:style>
    <style:style style:name="T106" style:parent-style-name="Internetlink" style:family="text">
      <style:text-properties style:font-name-asian="Calibri" fo:font-size="11pt" style:font-size-asian="11pt" style:font-size-complex="11pt"/>
    </style:style>
    <style:style style:name="T107" style:parent-style-name="DefaultParagraphFont" style:family="text">
      <style:text-properties style:font-name-asian="Calibri" fo:font-size="11pt" style:font-size-asian="11pt" style:font-size-complex="11pt"/>
    </style:style>
    <style:style style:name="P108" style:parent-style-name="NoSpacing" style:family="paragraph">
      <style:paragraph-properties fo:line-height="150%"/>
      <style:text-properties style:font-name-asian="Calibri" fo:font-size="11pt" style:font-size-asian="11pt" style:font-size-complex="11pt"/>
    </style:style>
    <style:style style:name="P109" style:parent-style-name="NoSpacing" style:family="paragraph">
      <style:paragraph-properties fo:line-height="150%"/>
      <style:text-properties style:font-name-asian="Calibri" fo:font-size="11pt" style:font-size-asian="11pt" style:font-size-complex="11pt"/>
    </style:style>
    <style:style style:name="P110" style:parent-style-name="Standard" style:family="paragraph">
      <style:text-properties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111" style:parent-style-name="Standard" style:family="paragraph">
      <style:text-properties style:font-name-complex="Arial" fo:font-weight="bold" style:font-weight-asian="bold" style:font-weight-complex="bold" fo:font-size="12pt" style:font-size-asian="12pt" style:font-size-complex="12pt"/>
    </style:style>
    <style:style style:name="T112" style:parent-style-name="DefaultParagraphFont" style:family="text">
      <style:text-properties style:font-name-complex="Arial" fo:font-weight="bold" style:font-weight-asian="bold" style:font-weight-complex="bold" fo:font-size="12pt" style:font-size-asian="12pt" style:font-size-complex="12pt"/>
    </style:style>
    <style:style style:name="T113" style:parent-style-name="Hyperlink" style:family="text">
      <style:text-properties style:font-name-complex="Arial" fo:font-weight="bold" style:font-weight-asian="bold" style:font-weight-complex="bold" fo:font-size="12pt" style:font-size-asian="12pt" style:font-size-complex="12pt"/>
    </style:style>
    <style:style style:name="T114" style:parent-style-name="DefaultParagraphFont" style:family="text">
      <style:text-properties style:font-name-complex="Arial" fo:font-weight="bold" style:font-weight-asian="bold" style:font-weight-complex="bold" fo:font-size="12pt" style:font-size-asian="12pt" style:font-size-complex="12pt"/>
    </style:style>
    <style:style style:name="T115" style:parent-style-name="Hyperlink" style:family="text">
      <style:text-properties style:font-name-complex="Arial" fo:font-weight="bold" style:font-weight-asian="bold" style:font-weight-complex="bold" fo:font-size="12pt" style:font-size-asian="12pt" style:font-size-complex="12pt"/>
    </style:style>
    <style:style style:name="T116" style:parent-style-name="DefaultParagraphFont" style:family="text">
      <style:text-properties style:font-name-complex="Arial" fo:font-weight="bold" style:font-weight-asian="bold" style:font-weight-complex="bold" fo:font-size="12pt" style:font-size-asian="12pt" style:font-size-complex="12pt"/>
    </style:style>
    <style:style style:name="T117" style:parent-style-name="Hyperlink" style:family="text">
      <style:text-properties style:font-name-complex="Arial" fo:font-weight="bold" style:font-weight-asian="bold" style:font-weight-complex="bold" fo:font-size="12pt" style:font-size-asian="12pt" style:font-size-complex="12pt"/>
    </style:style>
    <style:style style:name="T118" style:parent-style-name="DefaultParagraphFont" style:family="text">
      <style:text-properties style:font-name-complex="Arial" fo:font-weight="bold" style:font-weight-asian="bold" style:font-weight-complex="bold" fo:font-size="12pt" style:font-size-asian="12pt" style:font-size-complex="12pt"/>
    </style:style>
    <style:style style:name="T119" style:parent-style-name="Hyperlink" style:family="text">
      <style:text-properties style:font-name-complex="Arial" fo:font-weight="bold" style:font-weight-asian="bold" style:font-weight-complex="bold" fo:font-size="12pt" style:font-size-asian="12pt" style:font-size-complex="12pt"/>
    </style:style>
    <style:style style:name="T120" style:parent-style-name="DefaultParagraphFont" style:family="text">
      <style:text-properties style:font-name-complex="Arial" fo:font-weight="bold" style:font-weight-asian="bold" style:font-weight-complex="bold" fo:font-size="12pt" style:font-size-asian="12pt" style:font-size-complex="12pt"/>
    </style:style>
    <style:style style:name="T121" style:parent-style-name="Hyperlink" style:family="text">
      <style:text-properties style:font-name-complex="Arial" fo:font-weight="bold" style:font-weight-asian="bold" style:font-weight-complex="bold" fo:font-size="12pt" style:font-size-asian="12pt" style:font-size-complex="12pt"/>
    </style:style>
    <style:style style:name="T122" style:parent-style-name="DefaultParagraphFont" style:family="text">
      <style:text-properties style:font-name-complex="Arial" fo:font-weight="bold" style:font-weight-asian="bold" style:font-weight-complex="bold" fo:font-size="12pt" style:font-size-asian="12pt" style:font-size-complex="12pt"/>
    </style:style>
    <style:style style:name="P123" style:parent-style-name="Standard" style:family="paragraph">
      <style:text-properties style:font-name-complex="Arial" fo:font-weight="bold" style:font-weight-asian="bold" style:font-weight-complex="bold" fo:font-size="12pt" style:font-size-asian="12pt" style:font-size-complex="12pt"/>
    </style:style>
  </office:automatic-styles>
  <office:body>
    <office:text text:use-soft-page-breaks="true">
      <text:p text:style-name="P1">Water Quality Tool Research</text:p>
      <text:p text:style-name="P2">Participant Information Sheet (PIS)</text:p>
      <text:p text:style-name="P3"><text:span text:style-name="T4">You are being invited to take part in a research study<text:s/></text:span><text:span text:style-name="T5">to Evaluate a Water Quality Tool.</text:span><text:span text:style-name="T6"><text:s/></text:span><text:span text:style-name="T7">Before you decide whether to take part, it is important for you to understand why the research is being conducted and what it will involve. Please take time to read the following information carefully before deciding whether to take<text:s/></text:span><text:span text:style-name="T8">part and</text:span><text:span text:style-name="T9"><text:s/>discuss it with others if you wish. Please ask if there is anything that is not clear or if you would like more information.<text:s/></text:span></text:p>
      <text:p text:style-name="P10">About the research</text:p>
      <text:list text:style-name="WWNum9">
        <text:list-item text:start-value="0">
          <text:p text:style-name="P11"><text:span text:style-name="T12">Who will conduct the research?</text:span></text:p>
        </text:list-item>
      </text:list>
      <text:p text:style-name="P13"><text:span text:style-name="T14">Ben Harris, Jacob Onion, Yiwen Jin, Fred Mallory Bains and Yitzchak Kupinsky who are researchers in computer science at the University of Leeds.</text:span></text:p>
      <text:list text:style-name="WWNum9" text:continue-numbering="true">
        <text:list-item>
          <text:p text:style-name="P15"><text:span text:style-name="T16">What is the purpose of the research?</text:span></text:p>
        </text:list-item>
      </text:list>
      <text:p text:style-name="P17"><text:span text:style-name="T18">We are hoping to achieve some good evaluation of our Water Quality Tool so we can improve it further and increase its usability. You as a participant were chosen at random and 4-5 more participants were chosen<text:s/></text:span><text:span text:style-name="T19">to complete this feedback.</text:span></text:p>
      <text:list text:style-name="WWNum9" text:continue-numbering="true">
        <text:list-item>
          <text:p text:style-name="P20"><text:span text:style-name="T21">Am I suitable to take part?</text:span></text:p>
        </text:list-item>
      </text:list>
      <text:list text:style-name="LFO25" text:continue-numbering="true">
        <text:list-item>
          <text:p text:style-name="P22"><text:span text:style-name="T23">At least 16 years or older</text:span></text:p>
        </text:list-item>
        <text:list-item>
          <text:p text:style-name="P24"><text:span text:style-name="T25">Have access to a computer to use the tool</text:span></text:p>
        </text:list-item>
      </text:list>
      <text:list text:style-name="WWNum9" text:continue-numbering="true">
        <text:list-item>
          <text:p text:style-name="P26">Who has reviewed the research project?</text:p>
        </text:list-item>
      </text:list>
      <text:p text:style-name="P27"><text:span text:style-name="T28">The overall module project has been reviewed by the University of Leeds School of Computing</text:span><text:span text:style-name="T29">.</text:span></text:p>
      <text:list text:style-name="WWNum9" text:continue-numbering="true">
        <text:list-item>
          <text:p text:style-name="P30"><text:span text:style-name="T31">What would I be asked to do if I took part?</text:span></text:p>
        </text:list-item>
      </text:list>
      <text:p text:style-name="P32"><text:span text:style-name="T33">You will be asked to take part in a questionnaire after using the Water Quality Tool, and in the<text:s/></text:span><text:span text:style-name="T34">questionnaire,</text:span><text:span text:style-name="T35"><text:s/>you will provide genuine feedback to help evaluate the tool so we can improve it<text:s/></text:span><text:span text:style-name="T36">with your thoughts and ideas.</text:span></text:p>
      <text:list text:style-name="WWNum9" text:continue-numbering="true">
        <text:list-item>
          <text:p text:style-name="P37">Will I be compensated for taking part?</text:p>
        </text:list-item>
      </text:list>
      <text:p text:style-name="P38">You will be gifted with a single £10 voucher (Amazon).</text:p>
      <text:list text:style-name="WWNum9" text:continue-numbering="true">
        <text:list-item>
          <text:p text:style-name="P39"><text:span text:style-name="T40">What happens if I do not want to take part or if I change my mind?</text:span></text:p>
        </text:list-item>
      </text:list>
      <text:p text:style-name="P41"><text:span text:style-name="T42">It is up to you to decide whether or not to take part.<text:s/></text:span><text:span text:style-name="T43">If you want to take part, use the contact details at the end of this information sheet to contact one of us researchers.<text:s/></text:span><text:span text:style-name="T44">If you do decide to take part you will be given this information sheet to keep</text:span><text:span text:style-name="T45"><text:s/>and you will be asked to sign a consent form.</text:span><text:span text:style-name="T46"><text:s/></text:span><text:span text:style-name="T47">If you decide to take part you are still free to withdraw at any time without giving a reason and without<text:s/></text:span><text:soft-page-break/><text:span text:style-name="T48">detriment to yourself. However, it will not be possible to remove your data from the project once it has been anonymised as we will not be able to identify your specific data. This does not affect your data protection rights. If you decide not to take part you do not need to do anything further.</text:span></text:p>
      <text:p text:style-name="P49">Data Protection and Confidentiality</text:p>
      <text:list text:style-name="WWNum9" text:continue-numbering="true">
        <text:list-item>
          <text:p text:style-name="P50">What information will you collect about me?</text:p>
        </text:list-item>
      </text:list>
      <text:p text:style-name="P51">In order to participate in this research<text:s/>project,<text:s/>we will need to collect information that could identify you, called “personal identifiable information”.<text:s/>Specifically,<text:s/>we will need to collect:</text:p>
      <text:list text:style-name="LFO25" text:continue-numbering="true">
        <text:list-item>
          <text:p text:style-name="P52">Your full name</text:p>
        </text:list-item>
        <text:list-item>
          <text:p text:style-name="P53">Gender</text:p>
        </text:list-item>
        <text:list-item>
          <text:p text:style-name="P54">Age</text:p>
        </text:list-item>
        <text:list-item>
          <text:p text:style-name="P55">Level of experience with coding and interfaces</text:p>
        </text:list-item>
        <text:list-item>
          <text:p text:style-name="P56">Contact details</text:p>
        </text:list-item>
      </text:list>
      <text:list text:style-name="WWNum9" text:continue-numbering="true">
        <text:list-item>
          <text:p text:style-name="P57">Under what legal basis are you collecting this information?</text:p>
        </text:list-item>
      </text:list>
      <text:p text:style-name="P58">We are collecting and storing this personal identifiable information in accordance with UK data protection law which protect your rights. <text:s/>These state that we must have a legal basis (specific reason) for collecting your data. For this study, the specific reason is that it is “a public interest task” and “a process necessary for research purposes”.</text:p>
      <text:list text:style-name="WWNum9" text:continue-numbering="true">
        <text:list-item>
          <text:p text:style-name="P59">What are my rights in relation to the information you will collect about me?</text:p>
        </text:list-item>
      </text:list>
      <text:p text:style-name="P60">You have a number of rights under data protection law regarding your personal information. For<text:s/>example,<text:s/>you can request a copy of the information we hold about you, including audio recordings or photographs.</text:p>
      <text:p text:style-name="Standard"><text:span text:style-name="T61">If you would like to know more about your different rights or the way we use your personal information to ensure we follow the law, please consult our<text:s/></text:span><text:a xlink:href="http://documents.manchester.ac.uk/display.aspx?DocID=37095" office:target-frame-name="_top" xlink:show="replace"><text:span text:style-name="T62">Privacy Notice for Research</text:span></text:a><text:span text:style-name="T63">.</text:span></text:p>
      <text:p text:style-name="P64">(https://lida.leeds.ac.uk/research-participant-privacy-notice/)</text:p>
      <text:list text:style-name="WWNum4" text:continue-numbering="true">
        <text:list-item>
          <text:p text:style-name="P65">Will my participation in the study be confidential and my personal identifiable information be protected?</text:p>
        </text:list-item>
      </text:list>
      <text:p text:style-name="Standard"><text:span text:style-name="T66">In accordance with data protection law, The University of Leeds is the Data Controller for this project</text:span><text:span text:style-name="T67">.<text:s/></text:span><text:span text:style-name="T68">This means that we are responsible for making sure your personal information is kept secure, confidential and used only in the way you have been told it will be used.</text:span><text:span text:style-name="T69"><text:s/></text:span><text:span text:style-name="T70">All researchers are trained with this in mind, and your data will be looked after in the following way:</text:span></text:p>
      <text:soft-page-break/>
      <text:p text:style-name="P71">The research team will store your personal data securely and separately from your study data. Your data will be assigned an ID number that is only known to the research team to linking your ID number to your data. Once all the data has been analysed and processed, we will fully anonymise your data and the key to linking your data will be erased at the end the of the study.<text:s/></text:p>
      <text:p text:style-name="P72">Also,<text:s/>we ask for your consent to keep hold of your contact details<text:s/>to provide you with the summary of our findings and<text:s/>in case we must contact you for potential future studies you could be interested in. Your consent form and data will be held securely on university premises for<text:s/>5<text:s/>years<text:s/>in a locked cabinet<text:s/>after the end of the study. If data is transferred outside of the EU or to any cloud<text:s/>services,<text:s/>we will ensure that these transfers are compliant with the Data Protection Act 2018 and that the appropriate regulations for this will be in place. Data will be shared with the research team and<text:s/>staff from the School of Computing in the University of Leeds.<text:s/></text:p>
      <text:p text:style-name="P73">If you agree to consent and take part in this research the information about you may be provided to other researchers conducting their own studies here at the University of Leeds or at other organisations. This information will be anonymised before being shared so that this information will not be able to be used to identify you and will not be combined with other information in a way to identify you. The information will only be used for the purpose of the study and to contact you of the study’s findings and if you would be interested in future research<text:s/>studies and<text:s/>cannot be used to contact you regarding any other matters.</text:p>
      <text:p text:style-name="P74">So that we can provide the Amazon voucher as a reward for your time towards the study, your full name and email address will be shared with the University of Leeds finance department who will then send the voucher to you. This information will be securely stored by the finance department for audit purposes only and then destroyed after a<text:s/>7-year<text:s/>period and will not be used for any other purpose.</text:p>
      <text:list text:style-name="WWNum9" text:continue-numbering="true">
        <text:list-item>
          <text:p text:style-name="P75"><text:span text:style-name="T76">Will the outcomes of the research be published?</text:span></text:p>
        </text:list-item>
      </text:list>
      <text:p text:style-name="P77">The outcomes of the research will not be published.</text:p>
      <text:list text:style-name="WWNum9" text:continue-numbering="true">
        <text:list-item>
          <text:p text:style-name="P78"><text:span text:style-name="T79">Potential Disclosures</text:span></text:p>
        </text:list-item>
      </text:list>
      <text:p text:style-name="P80">If during the study you reveal any information which may put you at risk of harming yourself or others, or we have concerns about your safety or the safety of others we will be required to break confidentiality to put you in touch with the correct support. This may involve putting you in the direction of family members or emergency services for example.</text:p>
      <text:p text:style-name="P81">If during the study that you reveal information about misconduct or poor practice, we have a professional obligation to report this and inform the relevant professional body or employer. Similarly, if you reveal information about current or future illegal activity, we have a legal obligation to report this and inform the relevant authorities.<text:s/></text:p>
      <text:p text:style-name="P82">Additionally, individuals from the University of Leeds may need to review<text:s/>the study information for auditing or monitoring purposes in the event of an accident.</text:p>
      <text:soft-page-break/>
      <text:p text:style-name="Standard"><text:span text:style-name="T83">Please also note that individuals from The University of Leeds or regulatory authorities may need to look at the data collected for this study to make sure the project is being carried out as planned. This may involve looking at identifiable data. <text:s/>All individuals involved in auditing and monitoring the study will have a strict duty of confidentiality to you as a research participant.</text:span></text:p>
      <text:p text:style-name="P84">What if I have a complaint?</text:p>
      <text:p text:style-name="Standard"><text:span text:style-name="T85">If you have a complaint that you wish to direct towards members of the research team, please contact:</text:span><text:span text:style-name="T86"><text:s/></text:span><text:span text:style-name="T87">Ben (</text:span><text:a xlink:href="mailto:sc23bh2@leeds.ac.uk" office:target-frame-name="_top" xlink:show="replace"><text:span text:style-name="T88">sc23bh2@leeds.ac.uk</text:span></text:a><text:span text:style-name="T89">), Alfred (</text:span><text:a xlink:href="mailto:sc23amb@leeds.ac.uk" office:target-frame-name="_top" xlink:show="replace"><text:span text:style-name="T90">sc23amb@leeds.ac.uk</text:span></text:a><text:span text:style-name="T91">), Jacob (</text:span><text:a xlink:href="mailto:sc23j2o@leeds.ac.uk" office:target-frame-name="_top" xlink:show="replace"><text:span text:style-name="T92">sc23j2o@leeds.ac.uk</text:span></text:a><text:span text:style-name="T93">), Yiwen (</text:span><text:a xlink:href="mailto:ml222yj@leeds.ac.uk" office:target-frame-name="_top" xlink:show="replace"><text:span text:style-name="T94">ml222yj@leeds.ac.uk</text:span></text:a><text:span text:style-name="T95">) or Yitzchak (</text:span><text:a xlink:href="mailto:jmzv6082@leeds.ac.uk" office:target-frame-name="_top" xlink:show="replace"><text:span text:style-name="T96">jmzv6082@leeds.ac.uk</text:span></text:a><text:span text:style-name="T97">).</text:span></text:p>
      <text:p text:style-name="P98">If you wish to make a formal complaint to someone independent of the research team or if you are not satisfied with the response you have gained from the researchers in the first instance then please contact</text:p>
      <text:p text:style-name="Standard"><text:span text:style-name="T99">Faculty of Engineering and Physical Sciences research ethics committee (EPS FREC):<text:s/></text:span><text:a xlink:href="mailto:EPSResearchEthics@leeds.ac.uk" office:target-frame-name="_top" xlink:show="replace"><text:span text:style-name="T100">EPSResearchEthics@leeds.ac.uk</text:span></text:a></text:p>
      <text:p text:style-name="P101"><text:span text:style-name="T102">You also have a right to complain to the<text:s/></text:span><text:a xlink:href="https://ico.org.uk/concerns" office:target-frame-name="_top" xlink:show="replace"><text:span text:style-name="T103">Information Com</text:span><text:bookmark-start text:name="_Hlt184508956"/><text:bookmark-start text:name="_Hlt184508957"/><text:span text:style-name="T104">m</text:span><text:bookmark-end text:name="_Hlt184508956"/><text:bookmark-end text:name="_Hlt184508957"/><text:span text:style-name="T105">issioner’s Office</text:span></text:a><text:span text:style-name="T106"><text:s/>about complaints relating to your personal identifiable information<text:s/></text:span><text:span text:style-name="T107">Tel 0303 123 1113 <text:s/></text:span></text:p>
      <text:p text:style-name="P108">(https://ico.org.uk/concerns)</text:p>
      <text:p text:style-name="P109"/>
      <text:p text:style-name="P110">Contact Details</text:p>
      <text:p text:style-name="P111">Contact Ben, Alfred, Jacob, Yiwen or Yitzchak if you have any questions or want to take part in the study.</text:p>
      <text:p text:style-name="Standard"><text:span text:style-name="T112">Emails: Ben (</text:span><text:a xlink:href="mailto:sc23bh2@leeds.ac.uk" office:target-frame-name="_top" xlink:show="replace"><text:span text:style-name="T113">sc23bh2@leeds.ac.uk</text:span></text:a><text:span text:style-name="T114">), Alfred (</text:span><text:a xlink:href="mailto:sc23amb@leeds.ac.uk" office:target-frame-name="_top" xlink:show="replace"><text:span text:style-name="T115">sc23amb@leeds.ac.uk</text:span></text:a><text:span text:style-name="T116">), Jacob (</text:span><text:a xlink:href="mailto:sc23j2o@leeds.ac.uk" office:target-frame-name="_top" xlink:show="replace"><text:span text:style-name="T117">sc23j2o@leeds.ac.uk</text:span></text:a><text:span text:style-name="T118">), Yiwen (</text:span><text:a xlink:href="mailto:ml222yj@leeds.ac.uk" office:target-frame-name="_top" xlink:show="replace"><text:span text:style-name="T119">ml222yj@leeds.ac.uk</text:span></text:a><text:span text:style-name="T120">) or Yitzchak (</text:span><text:a xlink:href="mailto:jmzv6082@leeds.ac.uk" office:target-frame-name="_top" xlink:show="replace"><text:span text:style-name="T121">jmzv6082@leeds.ac.uk</text:span></text:a><text:span text:style-name="T122">).</text:span></text:p>
      <text:p text:style-name="P123">Phone Number: 07452 974134</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Calibri"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5in" fo:margin-bottom="0.0277in" fo:line-height="100%"/>
      <style:text-properties style:font-name="Cambria" fo:color="#E36C0A"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0555in" fo:margin-bottom="0in" fo:line-height="100%"/>
      <style:text-properties style:font-name="Cambria" fo:color="#E36C0A"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keep-together="always" fo:margin-top="0.0555in" fo:margin-bottom="0in" fo:line-height="100%"/>
      <style:text-properties style:font-name="Cambria" fo:color="#E36C0A" fo:font-size="12pt" style:font-size-asian="12pt" style:font-size-complex="12pt" fo:hyphenate="false"/>
    </style:style>
    <style:style style:name="Heading4" style:display-name="Heading 4" style:family="paragraph" style:parent-style-name="Standard" style:next-style-name="Standard" style:default-outline-level="4">
      <style:paragraph-properties fo:keep-with-next="always" fo:keep-together="always" fo:margin-top="0.0555in" fo:margin-bottom="0in"/>
      <style:text-properties style:font-name="Cambria" fo:color="#F79646" fo:font-size="11pt" style:font-size-asian="11pt" style:font-size-complex="11pt"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mbria" fo:font-style="italic" style:font-style-asian="italic" style:font-style-complex="italic" fo:color="#F79646" fo:font-size="11pt" style:font-size-asian="11pt" style:font-size-complex="11pt"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Cambria" fo:color="#F79646"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Cambria" fo:font-weight="bold" style:font-weight-asian="bold" style:font-weight-complex="bold" fo:color="#F79646"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Cambria" fo:font-weight="bold" style:font-weight-asian="bold" style:font-weight-complex="bold" fo:font-style="italic" style:font-style-asian="italic" style:font-style-complex="italic" fo:color="#F79646" fo:font-size="10pt" style:font-size-asian="10pt" style:font-size-complex="10pt"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Cambria" fo:font-style="italic" style:font-style-asian="italic" style:font-style-complex="italic" fo:color="#F79646"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2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next-style-name="Standard">
      <style:paragraph-properties fo:line-height="100%"/>
      <style:text-properties fo:font-weight="bold" style:font-weight-asian="bold" style:font-weight-complex="bold" fo:font-variant="small-caps" fo:color="#595959"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NoSpacing" style:display-name="No Spacing" style:family="paragraph">
      <style:paragraph-properties fo:widows="2" fo:orphans="2"/>
      <style:text-properties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BalloonText" style:display-name="Balloon 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PlainText" style:display-name="Plain Text" style:family="paragraph" style:parent-style-name="Standard">
      <style:paragraph-properties fo:margin-bottom="0in" fo:line-height="100%"/>
      <style:text-properties style:font-name-asian="Calibri" style:font-name-complex="Calibri" fo:font-size="12pt" style:font-size-asian="12pt" style:font-size-complex="12pt" fo:hyphenate="false"/>
    </style:style>
    <style:style style:name="Revision" style:display-name="Revision" style:family="paragraph">
      <style:paragraph-properties fo:widows="2" fo:orphans="2"/>
      <style:text-properties fo:hyphenate="false"/>
    </style:style>
    <style:style style:name="Title" style:display-name="Title" style:family="paragraph" style:parent-style-name="Standard" style:next-style-name="Standard">
      <style:paragraph-properties fo:margin-bottom="0in" fo:line-height="100%"/>
      <style:text-properties style:font-name="Cambria" fo:color="#262626" fo:letter-spacing="-0.0104in" fo:font-size="48pt" style:font-size-asian="48pt" style:font-size-complex="48pt" fo:hyphenate="false"/>
    </style:style>
    <style:style style:name="Subtitle" style:display-name="Subtitle" style:family="paragraph" style:parent-style-name="Standard" style:next-style-name="Standard">
      <style:paragraph-properties fo:line-height="100%"/>
      <style:text-properties style:font-name="Cambria" fo:font-size="15pt" style:font-size-asian="15pt" style:font-size-complex="15pt" fo:hyphenate="false"/>
    </style:style>
    <style:style style:name="Quote" style:display-name="Quote" style:family="paragraph" style:parent-style-name="Standard" style:next-style-name="Standard">
      <style:paragraph-properties fo:text-align="center" fo:margin-top="0.1111in" fo:margin-left="0.5in" fo:margin-right="0.5in">
        <style:tab-stops/>
      </style:paragraph-properties>
      <style:text-properties fo:font-style="italic" style:font-style-asian="italic" style:font-style-complex="italic" fo:color="#262626" fo:hyphenate="false"/>
    </style:style>
    <style:style style:name="IntenseQuote" style:display-name="Intense Quote" style:family="paragraph" style:parent-style-name="Standard" style:next-style-name="Standard">
      <style:paragraph-properties fo:text-align="center" fo:margin-top="0.1111in" fo:margin-bottom="0.1111in" fo:line-height="110%" fo:margin-left="0.5in" fo:margin-right="0.5in">
        <style:tab-stops/>
      </style:paragraph-properties>
      <style:text-properties style:font-name="Cambria" fo:font-style="italic" style:font-style-asian="italic" style:font-style-complex="italic" fo:color="#F79646" fo:font-size="16pt" style:font-size-asian="16pt" style:font-size-complex="16pt" fo:hyphenate="false"/>
    </style:style>
    <style:style style:name="TOCHeading" style:display-name="TOC Heading" style:family="paragraph" style:parent-style-name="Heading1" style:next-style-name="Standard" style:default-outline-level="1">
      <style:text-properties fo:hyphenate="false"/>
    </style:style>
    <style:style style:name="Footnote" style:display-name="Footnote" style:family="paragraph" style:parent-style-name="Standard">
      <style:paragraph-properties fo:margin-bottom="0in" fo:line-height="100%"/>
      <style:text-properties fo:font-size="10pt" style:font-size-asian="10pt" style:font-size-complex="10pt" fo:hyphenate="false"/>
    </style:style>
    <style:style style:name="Framecontents" style:display-name="Frame contents"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inTextChar" style:display-name="Plain Text Char" style:family="text" style:parent-style-name="DefaultParagraphFont">
      <style:text-properties style:font-name="Calibri" style:font-name-asian="Calibri" style:font-name-complex="Calibri" fo:font-size="12pt" style:font-size-asian="12pt" style:font-size-complex="12pt"/>
    </style:style>
    <style:style style:name="UnresolvedMention1" style:display-name="Unresolved Mention1" style:family="text" style:parent-style-name="DefaultParagraphFont">
      <style:text-properties fo:color="#605E5C" fo:background-color="#E1DFDD"/>
    </style:style>
    <style:style style:name="TitleChar" style:display-name="Title Char" style:family="text" style:parent-style-name="DefaultParagraphFont">
      <style:text-properties style:font-name="Cambria" style:font-name-asian="DejaVu Sans" style:font-name-complex="DejaVu Sans" fo:color="#262626" fo:letter-spacing="-0.0104in" fo:font-size="48pt" style:font-size-asian="48pt" style:font-size-complex="48pt"/>
    </style:style>
    <style:style style:name="Heading1Char" style:display-name="Heading 1 Char" style:family="text" style:parent-style-name="DefaultParagraphFont">
      <style:text-properties style:font-name="Cambria" style:font-name-asian="DejaVu Sans" style:font-name-complex="DejaVu Sans" fo:color="#E36C0A" fo:font-size="20pt" style:font-size-asian="20pt" style:font-size-complex="20pt"/>
    </style:style>
    <style:style style:name="Heading2Char" style:display-name="Heading 2 Char" style:family="text" style:parent-style-name="DefaultParagraphFont">
      <style:text-properties style:font-name="Cambria" style:font-name-asian="DejaVu Sans" style:font-name-complex="DejaVu Sans" fo:color="#E36C0A" fo:font-size="14pt" style:font-size-asian="14pt" style:font-size-complex="14pt"/>
    </style:style>
    <style:style style:name="Heading3Char" style:display-name="Heading 3 Char" style:family="text" style:parent-style-name="DefaultParagraphFont">
      <style:text-properties style:font-name="Cambria" style:font-name-asian="DejaVu Sans" style:font-name-complex="DejaVu Sans" fo:color="#E36C0A" fo:font-size="12pt" style:font-size-asian="12pt" style:font-size-complex="12pt"/>
    </style:style>
    <style:style style:name="Heading4Char" style:display-name="Heading 4 Char" style:family="text" style:parent-style-name="DefaultParagraphFont">
      <style:text-properties style:font-name="Cambria" style:font-name-asian="DejaVu Sans" style:font-name-complex="DejaVu Sans" fo:color="#F79646" fo:font-size="11pt" style:font-size-asian="11pt" style:font-size-complex="11pt"/>
    </style:style>
    <style:style style:name="Heading5Char" style:display-name="Heading 5 Char" style:family="text" style:parent-style-name="DefaultParagraphFont">
      <style:text-properties style:font-name="Cambria" style:font-name-asian="DejaVu Sans" style:font-name-complex="DejaVu Sans" fo:font-style="italic" style:font-style-asian="italic" style:font-style-complex="italic" fo:color="#F79646" fo:font-size="11pt" style:font-size-asian="11pt" style:font-size-complex="11pt"/>
    </style:style>
    <style:style style:name="Heading6Char" style:display-name="Heading 6 Char" style:family="text" style:parent-style-name="DefaultParagraphFont">
      <style:text-properties style:font-name="Cambria" style:font-name-asian="DejaVu Sans" style:font-name-complex="DejaVu Sans" fo:color="#F79646"/>
    </style:style>
    <style:style style:name="Heading7Char" style:display-name="Heading 7 Char" style:family="text" style:parent-style-name="DefaultParagraphFont">
      <style:text-properties style:font-name="Cambria" style:font-name-asian="DejaVu Sans" style:font-name-complex="DejaVu Sans" fo:font-weight="bold" style:font-weight-asian="bold" style:font-weight-complex="bold" fo:color="#F79646"/>
    </style:style>
    <style:style style:name="Heading8Char" style:display-name="Heading 8 Char" style:family="text" style:parent-style-name="DefaultParagraphFont">
      <style:text-properties style:font-name="Cambria" style:font-name-asian="DejaVu Sans" style:font-name-complex="DejaVu Sans" fo:font-weight="bold" style:font-weight-asian="bold" style:font-weight-complex="bold" fo:font-style="italic" style:font-style-asian="italic" style:font-style-complex="italic" fo:color="#F79646" fo:font-size="10pt" style:font-size-asian="10pt" style:font-size-complex="10pt"/>
    </style:style>
    <style:style style:name="Heading9Char" style:display-name="Heading 9 Char" style:family="text" style:parent-style-name="DefaultParagraphFont">
      <style:text-properties style:font-name="Cambria" style:font-name-asian="DejaVu Sans" style:font-name-complex="DejaVu Sans" fo:font-style="italic" style:font-style-asian="italic" style:font-style-complex="italic" fo:color="#F79646" fo:font-size="10pt" style:font-size-asian="10pt" style:font-size-complex="10pt"/>
    </style:style>
    <style:style style:name="SubtitleChar" style:display-name="Subtitle Char" style:family="text" style:parent-style-name="DefaultParagraphFont">
      <style:text-properties style:font-name="Cambria" style:font-name-asian="DejaVu Sans" style:font-name-complex="DejaVu Sans" fo:font-size="15pt" style:font-size-asian="15pt" style:font-size-complex="15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fo:color="#F79646"/>
    </style:style>
    <style:style style:name="QuoteChar" style:display-name="Quote Char" style:family="text" style:parent-style-name="DefaultParagraphFont">
      <style:text-properties fo:font-style="italic" style:font-style-asian="italic" style:font-style-complex="italic" fo:color="#262626"/>
    </style:style>
    <style:style style:name="IntenseQuoteChar" style:display-name="Intense Quote Char" style:family="text" style:parent-style-name="DefaultParagraphFont">
      <style:text-properties style:font-name="Cambria" style:font-name-asian="DejaVu Sans" style:font-name-complex="DejaVu Sans" fo:font-style="italic" style:font-style-asian="italic" style:font-style-complex="italic" fo:color="#F79646" fo:font-size="16pt" style:font-size-asian="16pt" style:font-size-complex="16pt"/>
    </style:style>
    <style:style style:name="SubtleEmphasis" style:display-name="Subtle Emphasis" style:family="text" style:parent-style-name="DefaultParagraphFont">
      <style:text-properties fo:font-style="italic" style:font-style-asian="italic" style:font-style-complex="italic"/>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595959"/>
    </style:style>
    <style:style style:name="IntenseReference" style:display-name="Intense Reference" style:family="text" style:parent-style-name="DefaultParagraphFont">
      <style:text-properties fo:font-weight="bold" style:font-weight-asian="bold" style:font-weight-complex="bold" fo:font-variant="small-caps" fo:color="#F79646"/>
    </style:style>
    <style:style style:name="BookTitle" style:display-name="Book Title" style:family="text" style:parent-style-name="DefaultParagraphFont">
      <style:text-properties fo:font-weight="bold" style:font-weight-asian="bold" style:font-weight-complex="bold" fo:font-variant="small-caps" fo:letter-spacing="0.0048in" fo:font-size="10.5pt" style:font-size-asian="10.5pt" style:font-size-complex="10.5pt"/>
    </style:style>
    <style:style style:name="UnresolvedMention" style:display-name="Unresolved Mention" style:family="text" style:parent-style-name="DefaultParagraphFont">
      <style:text-properties fo:color="#605E5C" fo:background-color="#E1DFDD"/>
    </style:style>
    <style:style style:name="FootnoteTextChar" style:display-name="Footnote Text Char" style:family="text" style:parent-style-name="DefaultParagraphFont">
      <style:text-properties fo:font-size="10pt" style:font-size-asian="10pt" style:font-size-complex="10pt"/>
    </style:style>
    <style:style style:name="FootnoteSymbol" style:display-name="Footnote Symbol" style:family="text" style:parent-style-name="DefaultParagraphFont">
      <style:text-properties style:text-position="super 66.6%"/>
    </style:style>
    <style:style style:name="Footnoteanchor" style:display-name="Footnote anchor" style:family="text">
      <style:text-properties style:text-position="super 66.6%"/>
    </style:style>
    <style:style style:name="ListLabel1" style:display-name="ListLabel 1" style:family="text">
      <style:text-properties style:font-name-asian="Calibri" style:font-name-complex="DejaVu Sans"/>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asian="Calibri" style:font-name-complex="DejaVu Sans"/>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fo:color="#7030A0"/>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asian="Calibri" style:font-name-complex="Calibri"/>
    </style:style>
    <style:style style:name="ListLabel37" style:display-name="ListLabel 37" style:family="text">
      <style:text-properties style:font-name-complex="Courier New"/>
    </style:style>
    <style:style style:name="ListLabel38" style:display-name="ListLabel 38" style:family="text">
      <style:text-properties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complex="Courier New"/>
    </style:style>
    <style:style style:name="ListLabel41" style:display-name="ListLabel 41" style:family="text">
      <style:text-properties style:font-name-complex="Courier New"/>
    </style:style>
    <style:style style:name="ListLabel42" style:display-name="ListLabel 42" style:family="text">
      <style:text-properties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complex="Courier New"/>
    </style:style>
    <style:style style:name="ListLabel46" style:display-name="ListLabel 46" style:family="text">
      <style:text-properties style:font-name-complex="Courier New"/>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ListLabel49" style:display-name="ListLabel 49" style:family="text">
      <style:text-properties style:font-name-complex="Courier New"/>
    </style:style>
    <style:style style:name="ListLabel50" style:display-name="ListLabel 50" style:family="text">
      <style:text-properties style:font-name-complex="Courier New"/>
    </style:style>
    <style:style style:name="ListLabel51" style:display-name="ListLabel 51" style:family="text">
      <style:text-properties style:font-name-complex="Courier New"/>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list-format-name="NLF0"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asian="Calibri" style:font-name-complex="DejaVu San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asian="Calibri" style:font-name-complex="DejaVu 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fo:color="#7030A0"/>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Courier New" style:font-name-complex="Courier New"/>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9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asian="Calibri"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3" style:display-name="WWNum13">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6" style:display-name="WWNum16">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FootnoteReference" style:display-name="Footnote Reference" style:family="text" style:parent-style-name="DefaultParagraphFont">
      <style:text-properties style:text-position="super 66.6%"/>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5LVL1" style:family="text">
      <style:text-properties style:font-name="Calibri" style:font-name-asian="Times New Roman" style:font-name-complex="Calibri" style:use-window-font-color="true"/>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text:tab/></text:p>
      </style:header>
      <style:footer>
        <text:p text:style-name="Footer">Version 1; Date<text:s/>07/12/2024<text:tab/><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Genevieve Pridham</meta:initial-creator>
    <dc:creator>Ben Harris [sc23bh2]</dc:creator>
    <meta:creation-date>2023-02-21T13:15:00Z</meta:creation-date>
    <dc:date>2024-12-08T00:13:00Z</dc:date>
    <meta:print-date>2019-01-14T10:15:00Z</meta:print-date>
    <meta:template xlink:href="Normal" xlink:type="simple"/>
    <meta:editing-cycles>22</meta:editing-cycles>
    <meta:editing-duration>PT9120S</meta:editing-duration>
    <meta:user-defined meta:name="AppVersion">16.0000</meta:user-defined>
    <meta:user-defined meta:name="Company">University of Manchester</meta:user-defined>
    <meta:user-defined meta:name="ContentTypeId">0x010100D1FE417A7F31B248966EF3BA947A5CAA</meta:user-defined>
    <meta:user-defined meta:name="DocSecurity" meta:value-type="float">0</meta:user-defined>
    <meta:user-defined meta:name="HyperlinksChanged" meta:value-type="boolean">false</meta:user-defined>
    <meta:user-defined meta:name="LinksUpToDate" meta:value-type="boolean">false</meta:user-defined>
    <meta:user-defined meta:name="MediaServiceImageTags"/>
    <meta:user-defined meta:name="ScaleCrop" meta:value-type="boolean">false</meta:user-defined>
    <meta:user-defined meta:name="ShareDoc" meta:value-type="boolean">false</meta:user-defined>
    <meta:document-statistic meta:page-count="4" meta:paragraph-count="18" meta:word-count="1383" meta:character-count="9254" meta:row-count="65" meta:non-whitespace-character-count="7889"/>
  </office:meta>
</office:document-meta>
</file>